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b4c" officeooo:paragraph-rsid="00115b4c"/>
    </style:style>
    <style:style style:name="T1" style:family="text">
      <style:text-properties officeooo:rsid="0011c4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NitiAayog App:</text:p>
      <text:p text:style-name="P1"/>
      <text:p text:style-name="P1">We have built and app as per the specification given in the event. The application backend logic is hosted on the free heroku platform while the databases are hosted on the free MongoDB platform.</text:p>
      <text:p text:style-name="P1"/>
      <text:p text:style-name="P1">Some some of the networking volley issues we were not able to complete the app and hence prodce a working app.</text:p>
      <text:p text:style-name="P1"/>
      <text:p text:style-name="P1">For the purpose of the demo we have create a dummy databases on the server. The data for which has been taken from the given <text:span text:style-name="T1">reference</text:span> NGO site.</text:p>
      <text:p text:style-name="P1"/>
      <text:p text:style-name="P1">We have hosted our databases on free services provided by the MongoDB Labs, which provides the facility to create the nosql databases.</text:p>
      <text:p text:style-name="P1"/>
      <text:p text:style-name="P1">We have create the databases to store the information about the NGOS and also the users.</text:p>
      <text:p text:style-name="P1">We have also created <text:span text:style-name="T1">web-services</text:span> and hosted on the free heroku platform.</text:p>
      <text:p text:style-name="P1"/>
      <text:p text:style-name="P1">Following is the detailed list of the <text:span text:style-name="T1">web-services</text:span> which we have created:</text:p>
      <text:p text:style-name="P1"/>
      <text:p text:style-name="P1">1. <text:s/>API for getting the details of all the states.</text:p>
      <text:p text:style-name="P1"><text:s text:c="5"/>We have not hardcoded the values of states and district which user need to enter while searching for any ngos.</text:p>
      <text:p text:style-name="P1"/>
      <text:p text:style-name="P1">2. API for fetaching the lost of all the sectors <text:span text:style-name="T1">available</text:span> in which varies NGO's are working</text:p>
      <text:p text:style-name="P1"><text:s text:c="5"/>This api will be used to retrieve all the information about the sectors in which the NGO's are working.</text:p>
      <text:p text:style-name="P1"/>
      <text:p text:style-name="P1">3. API for fetching the list of all the NGO's depending on the search criteria provided by the user.</text:p>
      <text:p text:style-name="P1"><text:tab/>The user can search for an ngo depending on any criteria like on Name of the NGO, state and district of the NGO, areas in which the NGO is working etc.</text:p>
      <text:p text:style-name="P1"/>
      <text:p text:style-name="P1">4 API to submit the review for any NGO.</text:p>
      <text:p text:style-name="P1"><text:s text:c="4"/>This API will be used submit the review on any particular NGO and store the same in the backend databases</text:p>
      <text:p text:style-name="P1"/>
      <text:p text:style-name="P1">5 API for getting <text:s/>all the reviews of any particular NGO</text:p>
      <text:p text:style-name="P1"><text:s text:c="4"/>This API is used to fetch all the details of any given NGO.</text:p>
      <text:p text:style-name="P1"/>
      <text:p text:style-name="P1">All the above webservices which we have developed are <text:span text:style-name="T1">restful</text:span> apis and all given response as json Object.</text:p>
      <text:p text:style-name="P1"/>
      <text:p text:style-name="P1">We have built the following activities in our application.</text:p>
      <text:p text:style-name="P1"/>
      <text:p text:style-name="P1">1. Home Screen – ON this screen the user will be shown the search panel for searching the ngos based on various criteria.</text:p>
      <text:p text:style-name="P1"/>
      <text:p text:style-name="P1">2. NGO List screen. This activity will be used to show all the fetched ngos from the <text:span text:style-name="T1">back-end.</text:span> The lists of all the ngo's will be shown using a recycler view with cardview for every item.</text:p>
      <text:p text:style-name="P1"/>
      <text:p text:style-name="P1">3. NGO details screen. This screen will be used to display the complete details of the particular NGO when the user clicks on any particular NGO from the NGO List screen. Here is user will also <text:soft-page-break/>be given a <text:span text:style-name="T1">choice</text:span> to enter a review for the NGO.</text:p>
      <text:p text:style-name="P1"/>
      <text:p text:style-name="P1">4. NGO Feedback screen. This Screen will be used to submit the feedback for any particular ngo. The feedback will be stored in the <text:span text:style-name="T1">back end</text:span> databases using the <text:span text:style-name="T1">restful</text:span> apis which are develop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8:01:57.847256675</meta:creation-date>
    <dc:date>2016-02-26T08:25:14.175974982</dc:date>
    <meta:editing-duration>PT2M15S</meta:editing-duration>
    <meta:editing-cycles>1</meta:editing-cycles>
    <meta:document-statistic meta:table-count="0" meta:image-count="0" meta:object-count="0" meta:page-count="2" meta:paragraph-count="24" meta:word-count="482" meta:character-count="2621" meta:non-whitespace-character-count="2141"/>
    <meta:generator>LibreOffice/4.2.8.2$Linux_X86_64 LibreOffice_project/420m0$Build-2</meta:generator>
  </office:meta>
</office:document-meta>
</file>